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tionPipe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letion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PagesGenerator.gener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erverPagesGen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letion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PagesGenerator.setup(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mpletionPipe.flushEvent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pletionPipe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letionPipe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letion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tionPipe.startElement( String namespaceURI , String localName , String raw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letionPipe.endElement( String namespaceURI , String localName , String ra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ages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PagesGenerato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Pages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Pages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PagesGenerator.recyc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